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fc7aa" officeooo:paragraph-rsid="000fc7aa"/>
    </style:style>
    <style:style style:name="P2" style:family="paragraph" style:parent-style-name="Text_20_body" style:list-style-name="L1">
      <style:text-properties officeooo:rsid="000fdd0e" officeooo:paragraph-rsid="000fdd0e"/>
    </style:style>
    <style:style style:name="P3" style:family="paragraph" style:parent-style-name="Text_20_body" style:list-style-name="L2">
      <style:text-properties officeooo:rsid="000fdd0e" officeooo:paragraph-rsid="000fdd0e"/>
    </style:style>
    <style:style style:name="P4" style:family="paragraph" style:parent-style-name="Text_20_body" style:list-style-name="L2">
      <style:text-properties officeooo:rsid="000fde0c" officeooo:paragraph-rsid="000fde0c"/>
    </style:style>
    <style:style style:name="P5" style:family="paragraph" style:parent-style-name="Title" style:list-style-name="L1">
      <style:text-properties officeooo:rsid="000fdd0e" officeooo:paragraph-rsid="000fdd0e"/>
    </style:style>
    <style:style style:name="T1" style:family="text">
      <style:text-properties officeooo:rsid="000fc7aa"/>
    </style:style>
    <style:style style:name="T2" style:family="text">
      <style:text-properties officeooo:rsid="000fdd0e"/>
    </style:style>
    <style:style style:name="T3" style:family="text">
      <style:text-properties officeooo:rsid="001114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imera Pr<text:span text:style-name="T1">á</text:span>ctica</text:p>
      <text:p text:style-name="Text_20_body"/>
      <text:list xml:id="list4102261904" text:style-name="L1">
        <text:list-item>
          <text:p text:style-name="P1">Añadir un PC, un servidor y un switch.</text:p>
        </text:list-item>
        <text:list-item>
          <text:p text:style-name="P1">Conectar el PC y el servidor al switch mediante un cable</text:p>
        </text:list-item>
        <text:list-item>
          <text:p text:style-name="P1">Ir a la configuración del PC, FastEthernet0, y en IP adress poner: 192.168.1.10</text:p>
        </text:list-item>
        <text:list-item>
          <text:p text:style-name="P1">Ir a la configuración del servidor, FastEthernet0, y en IP adress poner: 192.168.1.3</text:p>
        </text:list-item>
        <text:list-item>
          <text:p text:style-name="P2">En el PC, hacer “ping 192.168.1.3” para comprobar que esté bien configurada la red.</text:p>
        </text:list-item>
        <text:list-item>
          <text:p text:style-name="P1">En el servidor, ir a la pestaña services, FTP, Service: On, <text:span text:style-name="T2">Username: alumne, y contraseña: 12345678.</text:span></text:p>
        </text:list-item>
        <text:list-item>
          <text:p text:style-name="P2">marcar la opción de, Write, Read, Delete, Rename y List.</text:p>
        </text:list-item>
        <text:list-item>
          <text:p text:style-name="P2">Pulsar el botón add</text:p>
        </text:list-item>
        <text:list-item>
          <text:p text:style-name="P2">Ir al PC, y en la consola poner “ftp 192.168.1.3”</text:p>
        </text:list-item>
        <text:list-item>
          <text:p text:style-name="P2">Escribir el usuario y contraseña.</text:p>
        </text:list-item>
        <text:list-item>
          <text:p text:style-name="P2">Escribir DIR, para ver los directorios del servidor FTP</text:p>
        </text:list-item>
        <text:list-item>
          <text:p text:style-name="P2">Escribir quit para salir</text:p>
          <text:p text:style-name="P5">Segunda Práctica</text:p>
        </text:list-item>
      </text:list>
      <text:list xml:id="list1609775542" text:style-name="L2">
        <text:list-item>
          <text:p text:style-name="P3">Añadir un servidor.</text:p>
        </text:list-item>
        <text:list-item>
          <text:p text:style-name="P3">Conectar el servidor al switch.</text:p>
        </text:list-item>
        <text:list-item>
          <text:p text:style-name="P3">En la configuración del Servidor poner de IP 192.168.1.2</text:p>
        </text:list-item>
        <text:list-item>
          <text:p text:style-name="P3">Desde el PC hacer “ping 192.168.1.2” para comprobar la conexión con el servidor </text:p>
        </text:list-item>
        <text:list-item>
          <text:p text:style-name="P3">Ir a la pestaña services de la configuración del Servidor DNS</text:p>
        </text:list-item>
        <text:list-item>
          <text:p text:style-name="P4">En name, escribir servidorFTP, y en Adress “192.168.1.3”</text:p>
        </text:list-item>
        <text:list-item>
          <text:p text:style-name="P4">Click en Add</text:p>
        </text:list-item>
        <text:list-item>
          <text:p text:style-name="P4">Desde el PC, escribir “ftp servidorftp” <text:span text:style-name="T3">y comprobar que conecta.Q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37:38.034648841</meta:creation-date>
    <dc:date>2018-10-19T11:36:49.486182610</dc:date>
    <meta:editing-duration>PT8M9S</meta:editing-duration>
    <meta:editing-cycles>3</meta:editing-cycles>
    <meta:generator>LibreOffice/5.4.7.2$Linux_X86_64 LibreOffice_project/40$Build-2</meta:generator>
    <meta:document-statistic meta:table-count="0" meta:image-count="0" meta:object-count="0" meta:page-count="1" meta:paragraph-count="22" meta:word-count="203" meta:character-count="1132" meta:non-whitespace-character-count="970"/>
  </office:meta>
</office:document-meta>
</file>